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Pictures/10000000000000080000000820A1E16DA75ED138.png" manifest:media-type="image/png"/>
  <manifest:file-entry manifest:full-path="Pictures/100000000000000800000008B88C96B5A7E6DB5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385cm" fo:min-width="0.77cm"/>
      <style:paragraph-properties style:writing-mode="lr-tb"/>
    </style:style>
    <style:style style:name="gr2" style:family="graphic" style:parent-style-name="objectwithoutfill">
      <style:graphic-properties draw:stroke="dash" draw:stroke-dash="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dddddd" draw:textarea-horizontal-align="justify" draw:textarea-vertical-align="top" draw:auto-grow-height="false" fo:min-height="7.336cm" fo:min-width="10.26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066cm" fo:min-width="8.99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P1" style:family="paragraph">
      <style:paragraph-properties fo:text-align="end"/>
    </style:style>
    <style:style style:name="P2" style:family="paragraph">
      <loext:graphic-properties draw:fill="none"/>
      <style:paragraph-properties fo:text-align="end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solid" draw:fill-color="#dddddd"/>
      <style:paragraph-properties fo:text-align="center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  <style:text-properties style:font-name="Arial" fo:font-size="10pt" style:font-size-asian="10pt" style:font-size-complex="10pt"/>
    </style:style>
    <style:style style:name="P7" style:family="paragraph">
      <loext:graphic-properties draw:fill-color="#ffffff"/>
      <style:paragraph-properties fo:text-align="center"/>
      <style:text-properties style:font-name="Arial"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0.635cm" svg:x="1.635cm" svg:y="8.93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635cm" svg:x="1.635cm" svg:y="9.572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635cm" svg:x="1.635cm" svg:y="15.922cm">
          <text:p text:style-name="P1"><text:span text:style-name="T1">272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3.54cm" svg:y1="8.62cm" svg:x2="3.54cm" svg:y2="17.51cm">
            <text:p/>
          </draw:line>
          <draw:line draw:style-name="gr2" draw:text-style-name="P3" draw:layer="layout" svg:x1="2.905cm" svg:y1="9.255cm" svg:x2="14.97cm" svg:y2="9.255cm">
            <text:p/>
          </draw:line>
          <draw:custom-shape draw:style-name="gr3" draw:text-style-name="P5" draw:layer="layout" svg:width="10.795cm" svg:height="7.62cm" svg:x="3.54cm" svg:y="9.255cm">
            <text:p text:style-name="P4"><text:span text:style-name="T2">Invisible Ar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.905cm" svg:y1="16.24cm" svg:x2="14.97cm" svg:y2="16.24cm">
            <text:p/>
          </draw:line>
          <draw:line draw:style-name="gr2" draw:text-style-name="P3" draw:layer="layout" svg:x1="2.905cm" svg:y1="9.89cm" svg:x2="14.97cm" svg:y2="9.89cm">
            <text:p/>
          </draw:line>
          <draw:line draw:style-name="gr2" draw:text-style-name="P3" draw:layer="layout" svg:x1="4.175cm" svg:y1="8.62cm" svg:x2="4.175cm" svg:y2="17.51cm">
            <text:p/>
          </draw:line>
          <draw:line draw:style-name="gr2" draw:text-style-name="P3" draw:layer="layout" svg:x1="13.7cm" svg:y1="8.62cm" svg:x2="13.7cm" svg:y2="17.51cm">
            <text:p/>
          </draw:line>
          <draw:custom-shape draw:style-name="gr4" draw:text-style-name="P7" draw:layer="layout" svg:width="9.525cm" svg:height="6.35cm" svg:x="4.175cm" svg:y="9.89cm">
            <text:p text:style-name="P6"><text:span text:style-name="T3">Visible Scre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9" draw:layer="layout" svg:width="1.27cm" svg:height="0.635cm" svg:x="3.54cm" svg:y="7.985cm">
            <text:p text:style-name="P8"><text:span text:style-name="T1">3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9" draw:layer="layout" svg:width="1.27cm" svg:height="0.635cm" svg:x="2.905cm" svg:y="7.985cm">
            <text:p text:style-name="P8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9" draw:layer="layout" svg:width="1.27cm" svg:height="0.635cm" svg:x="13.065cm" svg:y="7.985cm">
            <text:p text:style-name="P8"><text:span text:style-name="T1">35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0.635cm" svg:height="0.635cm" svg:x="5.286cm" svg:y="9.25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5" draw:text-style-name="P10" draw:layer="layout" svg:width="0.635cm" svg:height="0.635cm" svg:x="11.16cm" svg:y="14.17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ack_20_180_20_Degrees_20_Crossed" draw:display-name="Black 180 Degrees Crossed" draw:style="double" draw:color="#000000" draw:distance="0.102cm" draw:rotation="1800"/>
    <draw:fill-image draw:name="_35__20_Percent" draw:display-name="5 Percent" xlink:href="Pictures/10000000000000080000000820A1E16DA75ED138.png" xlink:type="simple" xlink:show="embed" xlink:actuate="onLoad"/>
    <draw:fill-image draw:name="Dashed_20_Dotted_20_Upward_20_Diagonal" draw:display-name="Dashed Dotted Upward Diagonal" xlink:href="Pictures/100000000000000800000008B88C96B5A7E6DB5B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0-09T22:02:49.921000000</meta:creation-date>
    <dc:date>2022-10-09T22:17:36.732000000</dc:date>
    <dc:creator>Peter Weingartner</dc:creator>
    <meta:editing-duration>PT4M35S</meta:editing-duration>
    <meta:editing-cycles>3</meta:editing-cycles>
    <meta:generator>LibreOffice/7.2.2.2$Windows_X86_64 LibreOffice_project/02b2acce88a210515b4a5bb2e46cbfb63fe97d56</meta:generator>
    <meta:document-statistic meta:object-count="17"/>
  </office:meta>
</office:document-meta>
</file>